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consolata" svg:font-family="Inconsolata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Preformatted_20_Text">
      <style:paragraph-properties fo:margin-top="0cm" fo:margin-bottom="0cm" style:contextual-spacing="false" style:line-height-at-least="0.503cm" fo:text-align="justify" style:justify-single-word="false" fo:orphans="2" fo:widows="2"/>
    </style:style>
    <style:style style:name="P2" style:family="paragraph" style:parent-style-name="Preformatted_20_Text">
      <style:paragraph-properties fo:margin-left="0.265cm" fo:margin-right="0.265cm" fo:text-indent="0cm" style:auto-text-indent="false"/>
    </style:style>
    <style:style style:name="P3" style:family="paragraph" style:parent-style-name="Preformatted_20_Text">
      <style:paragraph-properties fo:margin-left="0.265cm" fo:margin-right="0.265cm" fo:text-indent="0cm" style:auto-text-indent="false"/>
      <style:text-properties officeooo:paragraph-rsid="001c2cdd"/>
    </style:style>
    <style:style style:name="P4" style:family="paragraph" style:parent-style-name="Text_20_body">
      <style:paragraph-properties fo:margin-left="0.265cm" fo:margin-right="0.265cm" fo:text-indent="0cm" style:auto-text-indent="false"/>
      <style:text-properties officeooo:paragraph-rsid="001c2cdd"/>
    </style:style>
    <style:style style:name="P5" style:family="paragraph" style:parent-style-name="Preformatted_20_Text">
      <style:paragraph-properties fo:margin-left="0.265cm" fo:margin-right="0.265cm" fo:text-indent="0cm" style:auto-text-indent="false"/>
      <style:text-properties officeooo:paragraph-rsid="001e9897"/>
    </style:style>
    <style:style style:name="P6" style:family="paragraph" style:parent-style-name="Text_20_body">
      <style:paragraph-properties fo:margin-left="0.265cm" fo:margin-right="0.265cm" fo:text-indent="0cm" style:auto-text-indent="false"/>
      <style:text-properties officeooo:paragraph-rsid="001b9749"/>
    </style:style>
    <style:style style:name="P7" style:family="paragraph" style:parent-style-name="Text_20_body">
      <style:paragraph-properties fo:margin-left="0.265cm" fo:margin-right="0.265cm" fo:text-indent="0cm" style:auto-text-indent="false"/>
      <style:text-properties officeooo:rsid="001b9749" officeooo:paragraph-rsid="001b9749"/>
    </style:style>
    <style:style style:name="P8" style:family="paragraph" style:parent-style-name="Text_20_body">
      <style:paragraph-properties fo:margin-left="0.265cm" fo:margin-right="0.265cm" fo:text-indent="0cm" style:auto-text-indent="false"/>
      <style:text-properties officeooo:rsid="001c2cdd" officeooo:paragraph-rsid="001c2cdd"/>
    </style:style>
    <style:style style:name="P9" style:family="paragraph" style:parent-style-name="Text_20_body">
      <style:paragraph-properties fo:margin-left="0.265cm" fo:margin-right="0.265cm" fo:text-indent="0cm" style:auto-text-indent="false"/>
      <style:text-properties officeooo:rsid="001d0534" officeooo:paragraph-rsid="001d0534"/>
    </style:style>
    <style:style style:name="P10" style:family="paragraph" style:parent-style-name="Text_20_body">
      <style:paragraph-properties fo:margin-left="0.265cm" fo:margin-right="0.265cm" fo:text-indent="0cm" style:auto-text-indent="false"/>
      <style:text-properties fo:font-variant="normal" fo:text-transform="none" fo:color="#000000" loext:opacity="100%" style:font-name="sans-serif" fo:font-size="14pt" fo:letter-spacing="normal" fo:font-style="normal" fo:font-weight="normal" officeooo:rsid="001c2cdd" officeooo:paragraph-rsid="001c2cdd"/>
    </style:style>
    <style:style style:name="P11" style:family="paragraph" style:parent-style-name="Text_20_body">
      <style:paragraph-properties fo:margin-left="0.265cm" fo:margin-right="0.265cm" fo:text-indent="0cm" style:auto-text-indent="false"/>
      <style:text-properties fo:font-variant="normal" fo:text-transform="none" fo:color="#000000" loext:opacity="100%" style:font-name="sans-serif" fo:font-size="14pt" fo:letter-spacing="normal" fo:font-style="normal" fo:font-weight="bold" officeooo:rsid="001c2cdd" officeooo:paragraph-rsid="001c2cdd" style:font-weight-asian="bold" style:font-weight-complex="bold"/>
    </style:style>
    <style:style style:name="P12" style:family="paragraph" style:parent-style-name="Text_20_body">
      <style:paragraph-properties fo:margin-left="0.265cm" fo:margin-right="0.265cm" fo:text-indent="0cm" style:auto-text-indent="false"/>
      <style:text-properties fo:font-variant="normal" fo:text-transform="none" fo:color="#000000" loext:opacity="100%" style:font-name="sans-serif" fo:font-size="13pt" fo:letter-spacing="normal" fo:font-style="normal" fo:font-weight="normal" officeooo:rsid="001d0534" officeooo:paragraph-rsid="001d0534" style:font-size-asian="13pt" style:font-size-complex="13pt"/>
    </style:style>
    <style:style style:name="P13" style:family="paragraph" style:parent-style-name="Text_20_body">
      <style:paragraph-properties fo:margin-left="0.265cm" fo:margin-right="0.265cm" fo:text-indent="0cm" style:auto-text-indent="false"/>
      <style:text-properties fo:font-variant="normal" fo:text-transform="none" fo:color="#000000" loext:opacity="100%" style:font-name="sans-serif" fo:font-size="13pt" fo:letter-spacing="normal" fo:font-style="normal" fo:font-weight="normal" officeooo:rsid="001e9897" officeooo:paragraph-rsid="001e9897" style:font-size-asian="13pt" style:font-size-complex="13pt"/>
    </style:style>
    <style:style style:name="T1" style:family="text">
      <style:text-properties fo:font-variant="normal" fo:text-transform="none" fo:color="#0000ff" loext:opacity="100%" style:font-name="Inconsolata" fo:font-size="12pt" fo:letter-spacing="normal" fo:font-style="normal" fo:font-weight="bold" officeooo:rsid="001e9897" style:font-size-asian="12pt" style:font-weight-asian="bold" style:font-size-complex="12pt" style:font-weight-complex="bold"/>
    </style:style>
    <style:style style:name="T2" style:family="text">
      <style:text-properties fo:font-variant="normal" fo:text-transform="none" fo:color="#0000ff" loext:opacity="100%" style:font-name="Inconsolata" fo:font-size="10.5pt" fo:letter-spacing="normal" fo:font-style="normal" fo:font-weight="normal" style:font-size-asian="10.5pt" style:font-size-complex="10.5pt"/>
    </style:style>
    <style:style style:name="T3" style:family="text">
      <style:text-properties fo:font-variant="normal" fo:text-transform="none" fo:color="#fc0204" loext:opacity="100%" style:font-name="Inconsolata" fo:font-size="10.5pt" fo:letter-spacing="normal" fo:font-style="normal" fo:font-weight="normal" style:font-size-asian="10.5pt" style:font-size-complex="10.5pt"/>
    </style:style>
    <style:style style:name="T4" style:family="text">
      <style:text-properties fo:font-variant="normal" fo:text-transform="none" fo:color="#000000" loext:opacity="100%" style:font-name="Inconsolata" fo:font-size="14pt" fo:letter-spacing="normal" fo:font-style="normal" fo:font-weight="normal" officeooo:rsid="001b9749" style:font-size-asian="12pt" style:font-size-complex="12pt"/>
    </style:style>
    <style:style style:name="T5" style:family="text">
      <style:text-properties fo:font-variant="normal" fo:text-transform="none" fo:color="#000000" loext:opacity="100%" style:font-name="Inconsolata" fo:font-size="12pt" fo:letter-spacing="normal" fo:font-style="normal" fo:font-weight="bold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000000" loext:opacity="100%" style:font-name="Inconsolata" fo:font-size="10.5pt" fo:letter-spacing="normal" fo:font-style="normal" fo:font-weight="normal" style:font-size-asian="10.5pt" style:font-size-complex="10.5pt"/>
    </style:style>
    <style:style style:name="T7" style:family="text">
      <style:text-properties fo:font-variant="normal" fo:text-transform="none" fo:color="#000000" loext:opacity="100%" style:font-name="sans-serif" fo:font-size="14pt" fo:letter-spacing="normal" fo:font-style="normal" fo:font-weight="normal"/>
    </style:style>
    <style:style style:name="T8" style:family="text">
      <style:text-properties fo:font-variant="normal" fo:text-transform="none" fo:color="#000000" loext:opacity="100%" style:font-name="sans-serif" fo:font-size="14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color="#000000" loext:opacity="100%" style:font-name="sans-serif" fo:font-size="14pt" fo:letter-spacing="normal" fo:font-style="normal" fo:font-weight="normal" officeooo:rsid="001b9749" style:font-size-asian="12pt" style:font-size-complex="12pt"/>
    </style:style>
    <style:style style:name="T10" style:family="text">
      <style:text-properties fo:font-variant="normal" fo:text-transform="none" fo:color="#000000" loext:opacity="100%" style:font-name="sans-serif" fo:font-size="14pt" fo:letter-spacing="normal" fo:font-style="normal" fo:font-weight="normal" officeooo:rsid="001b9749"/>
    </style:style>
    <style:style style:name="T11" style:family="text">
      <style:text-properties fo:font-variant="normal" fo:text-transform="none" fo:color="#000000" loext:opacity="100%" style:font-name="sans-serif" fo:font-size="14pt" fo:letter-spacing="normal" fo:font-style="normal" fo:font-weight="normal" officeooo:rsid="001b9749" style:font-name-asian="NSimSun" style:font-size-asian="12pt" style:font-name-complex="Liberation Mono" style:font-size-complex="12pt"/>
    </style:style>
    <style:style style:name="T12" style:family="text">
      <style:text-properties fo:font-variant="normal" fo:text-transform="none" fo:color="#000000" loext:opacity="100%" style:font-name="sans-serif" fo:font-size="14pt" fo:letter-spacing="normal" fo:font-style="normal" fo:font-weight="normal" officeooo:rsid="001c2cdd"/>
    </style:style>
    <style:style style:name="T13" style:family="text">
      <style:text-properties fo:font-variant="normal" fo:text-transform="none" fo:color="#000000" loext:opacity="100%" style:font-name="sans-serif" fo:font-size="14pt" fo:letter-spacing="normal" fo:font-style="normal" fo:font-weight="bold" officeooo:rsid="001c2cdd" style:font-name-asian="NSimSun" style:font-size-asian="12pt" style:font-weight-asian="bold" style:font-name-complex="Liberation Mono" style:font-size-complex="12pt" style:font-weight-complex="bold"/>
    </style:style>
    <style:style style:name="T14" style:family="text">
      <style:text-properties fo:font-variant="normal" fo:text-transform="none" fo:color="#000000" loext:opacity="100%" style:font-name="sans-serif" fo:font-size="14pt" fo:letter-spacing="normal" fo:font-style="normal" fo:font-weight="bold" officeooo:rsid="001eebf0" style:font-name-asian="NSimSun" style:font-size-asian="12pt" style:font-weight-asian="bold" style:font-name-complex="Liberation Mono" style:font-size-complex="12pt" style:font-weight-complex="bold"/>
    </style:style>
    <style:style style:name="T15" style:family="text">
      <style:text-properties fo:font-variant="normal" fo:text-transform="none" fo:color="#000000" loext:opacity="100%" style:font-name="sans-serif" fo:font-size="14pt" fo:letter-spacing="normal" fo:font-style="normal" fo:font-weight="bold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000000" loext:opacity="100%" style:font-name="sans-serif" fo:font-size="14pt" fo:letter-spacing="normal" fo:font-style="normal" fo:font-weight="bold" officeooo:rsid="001c2cdd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fo:color="#000000" loext:opacity="100%" style:font-name="sans-serif" fo:font-size="13pt" fo:letter-spacing="normal" fo:font-style="normal" fo:font-weight="normal" style:font-size-asian="13pt" style:font-size-complex="13pt"/>
    </style:style>
    <style:style style:name="T18" style:family="text">
      <style:text-properties fo:font-variant="normal" fo:text-transform="none" fo:color="#000000" loext:opacity="100%" style:font-name="sans-serif" fo:font-size="13pt" fo:letter-spacing="normal" fo:font-style="normal" fo:font-weight="normal" officeooo:rsid="001c2cdd" fo:background-color="#ffffff" loext:char-shading-value="0" style:font-size-asian="13pt" style:font-size-complex="13pt" loext:padding-left="0.132cm" loext:padding-right="0.132cm" loext:padding-top="0.049cm" loext:padding-bottom="0.049cm" loext:border="1.5pt solid #000000"/>
    </style:style>
    <style:style style:name="T19" style:family="text">
      <style:text-properties fo:font-variant="normal" fo:text-transform="none" fo:color="#000000" loext:opacity="100%" fo:font-size="10.5pt" fo:letter-spacing="normal" style:font-size-asian="10.5pt" style:font-size-complex="10.5pt"/>
    </style:style>
    <style:style style:name="T20" style:family="text">
      <style:text-properties fo:font-variant="normal" fo:text-transform="none" fo:color="#446fbd" loext:opacity="100%" style:font-name="Inconsolata" fo:font-size="12pt" fo:letter-spacing="normal" fo:font-style="normal" fo:font-weight="normal" style:font-size-asian="12pt" style:font-size-complex="12pt"/>
    </style:style>
    <style:style style:name="T21" style:family="text">
      <style:text-properties fo:font-variant="normal" fo:text-transform="none" fo:color="#446fbd" loext:opacity="100%" style:font-name="Inconsolata" fo:font-size="10.5pt" fo:letter-spacing="normal" fo:font-style="normal" fo:font-weight="normal" style:font-size-asian="10.5pt" style:font-size-complex="10.5pt"/>
    </style:style>
    <style:style style:name="T22" style:family="text">
      <style:text-properties officeooo:rsid="001eebf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Source_20_Text"><text:span text:style-name="T1">REPASO XPATH</text:span></text:span></text:p>
      <text:p text:style-name="P1"><text:span text:style-name="Source_20_Text"><text:span text:style-name="T21">&lt;</text:span></text:span><text:span text:style-name="Source_20_Text"><text:span text:style-name="T2">geografia</text:span></text:span><text:span text:style-name="Source_20_Text"><text:span text:style-name="T21">&gt;</text:span></text:span></text:p>
      <text:p text:style-name="P1"><text:span text:style-name="Source_20_Text"><text:span text:style-name="T19"><text:s text:c="2"/></text:span></text:span><text:span text:style-name="Source_20_Text"><text:span text:style-name="T21">&lt;</text:span></text:span><text:span text:style-name="Source_20_Text"><text:span text:style-name="T2">organizaciones</text:span></text:span><text:span text:style-name="Source_20_Text"><text:span text:style-name="T21">&gt;</text:span></text:span></text:p>
      <text:p text:style-name="P1"><text:span text:style-name="Source_20_Text"><text:span text:style-name="T19"><text:s text:c="4"/></text:span></text:span><text:span text:style-name="Source_20_Text"><text:span text:style-name="T21">&lt;</text:span></text:span><text:span text:style-name="Source_20_Text"><text:span text:style-name="T2">organizacion </text:span></text:span><text:span text:style-name="Source_20_Text"><text:span text:style-name="T3">nombre</text:span></text:span><text:span text:style-name="Source_20_Text"><text:span text:style-name="T21">="</text:span></text:span><text:span text:style-name="Source_20_Text"><text:span text:style-name="T6">otan</text:span></text:span><text:span text:style-name="Source_20_Text"><text:span text:style-name="T21">"</text:span></text:span><text:span text:style-name="Source_20_Text"><text:span text:style-name="T2"> </text:span></text:span><text:span text:style-name="Source_20_Text"><text:span text:style-name="T3">tipo</text:span></text:span><text:span text:style-name="Source_20_Text"><text:span text:style-name="T21">="</text:span></text:span><text:span text:style-name="Source_20_Text"><text:span text:style-name="T6">militar</text:span></text:span><text:span text:style-name="Source_20_Text"><text:span text:style-name="T21">"</text:span></text:span><text:span text:style-name="Source_20_Text"><text:span text:style-name="T2"> </text:span></text:span><text:span text:style-name="Source_20_Text"><text:span text:style-name="T21">/&gt;</text:span></text:span></text:p>
      <text:p text:style-name="P1"><text:span text:style-name="Source_20_Text"><text:span text:style-name="T19"><text:s text:c="4"/></text:span></text:span><text:span text:style-name="Source_20_Text"><text:span text:style-name="T21">&lt;</text:span></text:span><text:span text:style-name="Source_20_Text"><text:span text:style-name="T2">organizacion </text:span></text:span><text:span text:style-name="Source_20_Text"><text:span text:style-name="T3">nombre</text:span></text:span><text:span text:style-name="Source_20_Text"><text:span text:style-name="T21">="</text:span></text:span><text:span text:style-name="Source_20_Text"><text:span text:style-name="T6">ue</text:span></text:span><text:span text:style-name="Source_20_Text"><text:span text:style-name="T21">"</text:span></text:span><text:span text:style-name="Source_20_Text"><text:span text:style-name="T2"> </text:span></text:span><text:span text:style-name="Source_20_Text"><text:span text:style-name="T3">tipo</text:span></text:span><text:span text:style-name="Source_20_Text"><text:span text:style-name="T21">="</text:span></text:span><text:span text:style-name="Source_20_Text"><text:span text:style-name="T6">economico</text:span></text:span><text:span text:style-name="Source_20_Text"><text:span text:style-name="T21">"</text:span></text:span><text:span text:style-name="Source_20_Text"><text:span text:style-name="T2"> </text:span></text:span><text:span text:style-name="Source_20_Text"><text:span text:style-name="T21">/&gt;</text:span></text:span></text:p>
      <text:p text:style-name="P1"><text:span text:style-name="Source_20_Text"><text:span text:style-name="T19"><text:s text:c="2"/></text:span></text:span><text:span text:style-name="Source_20_Text"><text:span text:style-name="T21">&lt;/</text:span></text:span><text:span text:style-name="Source_20_Text"><text:span text:style-name="T2">organizaciones</text:span></text:span><text:span text:style-name="Source_20_Text"><text:span text:style-name="T21">&gt;</text:span></text:span></text:p>
      <text:p text:style-name="P1"><text:span text:style-name="Source_20_Text"><text:span text:style-name="T19"><text:s text:c="2"/></text:span></text:span><text:span text:style-name="Source_20_Text"><text:span text:style-name="T21">&lt;</text:span></text:span><text:span text:style-name="Source_20_Text"><text:span text:style-name="T2">otan</text:span></text:span><text:span text:style-name="Source_20_Text"><text:span text:style-name="T21">&gt;</text:span></text:span></text:p>
      <text:p text:style-name="P1"><text:span text:style-name="Source_20_Text"><text:span text:style-name="T19"><text:s text:c="4"/></text:span></text:span><text:span text:style-name="Source_20_Text"><text:span text:style-name="T21">&lt;</text:span></text:span><text:span text:style-name="Source_20_Text"><text:span text:style-name="T2">pais </text:span></text:span><text:span text:style-name="Source_20_Text"><text:span text:style-name="T3">nombre</text:span></text:span><text:span text:style-name="Source_20_Text"><text:span text:style-name="T21">="</text:span></text:span><text:span text:style-name="Source_20_Text"><text:span text:style-name="T6">Francia</text:span></text:span><text:span text:style-name="Source_20_Text"><text:span text:style-name="T21">"</text:span></text:span><text:span text:style-name="Source_20_Text"><text:span text:style-name="T2"> </text:span></text:span><text:span text:style-name="Source_20_Text"><text:span text:style-name="T3">entrada</text:span></text:span><text:span text:style-name="Source_20_Text"><text:span text:style-name="T21">="</text:span></text:span><text:span text:style-name="Source_20_Text"><text:span text:style-name="T6">1948</text:span></text:span><text:span text:style-name="Source_20_Text"><text:span text:style-name="T21">"</text:span></text:span><text:span text:style-name="Source_20_Text"><text:span text:style-name="T2"> </text:span></text:span><text:span text:style-name="Source_20_Text"><text:span text:style-name="T21">/&gt;</text:span></text:span></text:p>
      <text:p text:style-name="P1"><text:span text:style-name="Source_20_Text"><text:span text:style-name="T19"><text:s text:c="4"/></text:span></text:span><text:span text:style-name="Source_20_Text"><text:span text:style-name="T21">&lt;</text:span></text:span><text:span text:style-name="Source_20_Text"><text:span text:style-name="T2">pais </text:span></text:span><text:span text:style-name="Source_20_Text"><text:span text:style-name="T3">nombre</text:span></text:span><text:span text:style-name="Source_20_Text"><text:span text:style-name="T21">="</text:span></text:span><text:span text:style-name="Source_20_Text"><text:span text:style-name="T6">España</text:span></text:span><text:span text:style-name="Source_20_Text"><text:span text:style-name="T21">"</text:span></text:span><text:span text:style-name="Source_20_Text"><text:span text:style-name="T2"> </text:span></text:span><text:span text:style-name="Source_20_Text"><text:span text:style-name="T3">entrada</text:span></text:span><text:span text:style-name="Source_20_Text"><text:span text:style-name="T21">="</text:span></text:span><text:span text:style-name="Source_20_Text"><text:span text:style-name="T6">1982</text:span></text:span><text:span text:style-name="Source_20_Text"><text:span text:style-name="T21">"</text:span></text:span><text:span text:style-name="Source_20_Text"><text:span text:style-name="T2"> </text:span></text:span><text:span text:style-name="Source_20_Text"><text:span text:style-name="T21">/&gt;</text:span></text:span></text:p>
      <text:p text:style-name="P1"><text:span text:style-name="Source_20_Text"><text:span text:style-name="T19"><text:s text:c="4"/></text:span></text:span><text:span text:style-name="Source_20_Text"><text:span text:style-name="T21">&lt;</text:span></text:span><text:span text:style-name="Source_20_Text"><text:span text:style-name="T2">pais </text:span></text:span><text:span text:style-name="Source_20_Text"><text:span text:style-name="T3">nombre</text:span></text:span><text:span text:style-name="Source_20_Text"><text:span text:style-name="T21">="</text:span></text:span><text:span text:style-name="Source_20_Text"><text:span text:style-name="T6">Alemania</text:span></text:span><text:span text:style-name="Source_20_Text"><text:span text:style-name="T21">"</text:span></text:span><text:span text:style-name="Source_20_Text"><text:span text:style-name="T2"> </text:span></text:span><text:span text:style-name="Source_20_Text"><text:span text:style-name="T3">entrada</text:span></text:span><text:span text:style-name="Source_20_Text"><text:span text:style-name="T21">="</text:span></text:span><text:span text:style-name="Source_20_Text"><text:span text:style-name="T6">1955</text:span></text:span><text:span text:style-name="Source_20_Text"><text:span text:style-name="T21">"</text:span></text:span><text:span text:style-name="Source_20_Text"><text:span text:style-name="T2"> </text:span></text:span><text:span text:style-name="Source_20_Text"><text:span text:style-name="T21">/&gt;</text:span></text:span></text:p>
      <text:p text:style-name="P1"><text:span text:style-name="Source_20_Text"><text:span text:style-name="T19"><text:s text:c="2"/></text:span></text:span><text:span text:style-name="Source_20_Text"><text:span text:style-name="T21">&lt;/</text:span></text:span><text:span text:style-name="Source_20_Text"><text:span text:style-name="T2">otan</text:span></text:span><text:span text:style-name="Source_20_Text"><text:span text:style-name="T21">&gt;</text:span></text:span></text:p>
      <text:p text:style-name="P1"><text:span text:style-name="Source_20_Text"><text:span text:style-name="T19"><text:s text:c="2"/></text:span></text:span><text:span text:style-name="Source_20_Text"><text:span text:style-name="T21">&lt;</text:span></text:span><text:span text:style-name="Source_20_Text"><text:span text:style-name="T2">ue</text:span></text:span><text:span text:style-name="Source_20_Text"><text:span text:style-name="T21">&gt;</text:span></text:span></text:p>
      <text:p text:style-name="P1"><text:span text:style-name="Source_20_Text"><text:span text:style-name="T19"><text:s text:c="4"/></text:span></text:span><text:span text:style-name="Source_20_Text"><text:span text:style-name="T21">&lt;</text:span></text:span><text:span text:style-name="Source_20_Text"><text:span text:style-name="T2">pais </text:span></text:span><text:span text:style-name="Source_20_Text"><text:span text:style-name="T3">nombre</text:span></text:span><text:span text:style-name="Source_20_Text"><text:span text:style-name="T21">="</text:span></text:span><text:span text:style-name="Source_20_Text"><text:span text:style-name="T6">Francia</text:span></text:span><text:span text:style-name="Source_20_Text"><text:span text:style-name="T21">"</text:span></text:span><text:span text:style-name="Source_20_Text"><text:span text:style-name="T2"> </text:span></text:span><text:span text:style-name="Source_20_Text"><text:span text:style-name="T3">entrada</text:span></text:span><text:span text:style-name="Source_20_Text"><text:span text:style-name="T21">="</text:span></text:span><text:span text:style-name="Source_20_Text"><text:span text:style-name="T6">1957</text:span></text:span><text:span text:style-name="Source_20_Text"><text:span text:style-name="T21">"</text:span></text:span><text:span text:style-name="Source_20_Text"><text:span text:style-name="T2"> </text:span></text:span><text:span text:style-name="Source_20_Text"><text:span text:style-name="T21">/&gt;</text:span></text:span></text:p>
      <text:p text:style-name="P1"><text:span text:style-name="Source_20_Text"><text:span text:style-name="T19"><text:s text:c="4"/></text:span></text:span><text:span text:style-name="Source_20_Text"><text:span text:style-name="T21">&lt;</text:span></text:span><text:span text:style-name="Source_20_Text"><text:span text:style-name="T2">pais </text:span></text:span><text:span text:style-name="Source_20_Text"><text:span text:style-name="T3">nombre</text:span></text:span><text:span text:style-name="Source_20_Text"><text:span text:style-name="T21">="</text:span></text:span><text:span text:style-name="Source_20_Text"><text:span text:style-name="T6">España</text:span></text:span><text:span text:style-name="Source_20_Text"><text:span text:style-name="T21">"</text:span></text:span><text:span text:style-name="Source_20_Text"><text:span text:style-name="T2"> </text:span></text:span><text:span text:style-name="Source_20_Text"><text:span text:style-name="T3">entrada</text:span></text:span><text:span text:style-name="Source_20_Text"><text:span text:style-name="T21">="</text:span></text:span><text:span text:style-name="Source_20_Text"><text:span text:style-name="T6">1986</text:span></text:span><text:span text:style-name="Source_20_Text"><text:span text:style-name="T21">"</text:span></text:span><text:span text:style-name="Source_20_Text"><text:span text:style-name="T2"> </text:span></text:span><text:span text:style-name="Source_20_Text"><text:span text:style-name="T21">/&gt;</text:span></text:span></text:p>
      <text:p text:style-name="P1"><text:span text:style-name="Source_20_Text"><text:span text:style-name="T19"><text:s text:c="4"/></text:span></text:span><text:span text:style-name="Source_20_Text"><text:span text:style-name="T21">&lt;</text:span></text:span><text:span text:style-name="Source_20_Text"><text:span text:style-name="T2">pais </text:span></text:span><text:span text:style-name="Source_20_Text"><text:span text:style-name="T3">nombre</text:span></text:span><text:span text:style-name="Source_20_Text"><text:span text:style-name="T21">="</text:span></text:span><text:span text:style-name="Source_20_Text"><text:span text:style-name="T6">Suecia</text:span></text:span><text:span text:style-name="Source_20_Text"><text:span text:style-name="T21">"</text:span></text:span><text:span text:style-name="Source_20_Text"><text:span text:style-name="T2"> </text:span></text:span><text:span text:style-name="Source_20_Text"><text:span text:style-name="T3">entrada</text:span></text:span><text:span text:style-name="Source_20_Text"><text:span text:style-name="T21">="</text:span></text:span><text:span text:style-name="Source_20_Text"><text:span text:style-name="T6">1995</text:span></text:span><text:span text:style-name="Source_20_Text"><text:span text:style-name="T21">"</text:span></text:span><text:span text:style-name="Source_20_Text"><text:span text:style-name="T2"> </text:span></text:span><text:span text:style-name="Source_20_Text"><text:span text:style-name="T21">/&gt;</text:span></text:span></text:p>
      <text:p text:style-name="P1"><text:span text:style-name="Source_20_Text"><text:span text:style-name="T19"><text:s text:c="4"/></text:span></text:span><text:span text:style-name="Source_20_Text"><text:span text:style-name="T21">&lt;</text:span></text:span><text:span text:style-name="Source_20_Text"><text:span text:style-name="T2">pais </text:span></text:span><text:span text:style-name="Source_20_Text"><text:span text:style-name="T3">nombre</text:span></text:span><text:span text:style-name="Source_20_Text"><text:span text:style-name="T21">="</text:span></text:span><text:span text:style-name="Source_20_Text"><text:span text:style-name="T6">Alemania</text:span></text:span><text:span text:style-name="Source_20_Text"><text:span text:style-name="T21">"</text:span></text:span><text:span text:style-name="Source_20_Text"><text:span text:style-name="T2"> </text:span></text:span><text:span text:style-name="Source_20_Text"><text:span text:style-name="T3">entrada</text:span></text:span><text:span text:style-name="Source_20_Text"><text:span text:style-name="T21">="</text:span></text:span><text:span text:style-name="Source_20_Text"><text:span text:style-name="T6">1957</text:span></text:span><text:span text:style-name="Source_20_Text"><text:span text:style-name="T21">"</text:span></text:span><text:span text:style-name="Source_20_Text"><text:span text:style-name="T2"> </text:span></text:span><text:span text:style-name="Source_20_Text"><text:span text:style-name="T21">/&gt;</text:span></text:span></text:p>
      <text:p text:style-name="P1"><text:span text:style-name="Source_20_Text"><text:span text:style-name="T19"><text:s text:c="4"/></text:span></text:span><text:span text:style-name="Source_20_Text"><text:span text:style-name="T21">&lt;</text:span></text:span><text:span text:style-name="Source_20_Text"><text:span text:style-name="T2">pais </text:span></text:span><text:span text:style-name="Source_20_Text"><text:span text:style-name="T3">nombre</text:span></text:span><text:span text:style-name="Source_20_Text"><text:span text:style-name="T21">="</text:span></text:span><text:span text:style-name="Source_20_Text"><text:span text:style-name="T6">Finlandia</text:span></text:span><text:span text:style-name="Source_20_Text"><text:span text:style-name="T21">"</text:span></text:span><text:span text:style-name="Source_20_Text"><text:span text:style-name="T2"> </text:span></text:span><text:span text:style-name="Source_20_Text"><text:span text:style-name="T3">entrada</text:span></text:span><text:span text:style-name="Source_20_Text"><text:span text:style-name="T21">="</text:span></text:span><text:span text:style-name="Source_20_Text"><text:span text:style-name="T6">1995</text:span></text:span><text:span text:style-name="Source_20_Text"><text:span text:style-name="T21">"</text:span></text:span><text:span text:style-name="Source_20_Text"><text:span text:style-name="T2"> </text:span></text:span><text:span text:style-name="Source_20_Text"><text:span text:style-name="T21">/&gt;</text:span></text:span></text:p>
      <text:p text:style-name="P1"><text:span text:style-name="Source_20_Text"><text:span text:style-name="T19"><text:s text:c="2"/></text:span></text:span><text:span text:style-name="Source_20_Text"><text:span text:style-name="T21">&lt;/</text:span></text:span><text:span text:style-name="Source_20_Text"><text:span text:style-name="T2">ue</text:span></text:span><text:span text:style-name="Source_20_Text"><text:span text:style-name="T21">&gt;</text:span></text:span></text:p>
      <text:p text:style-name="P1"><text:span text:style-name="Source_20_Text"><text:span text:style-name="T19"><text:s text:c="2"/></text:span></text:span><text:span text:style-name="Source_20_Text"><text:span text:style-name="T21">&lt;</text:span></text:span><text:span text:style-name="Source_20_Text"><text:span text:style-name="T2">paises</text:span></text:span><text:span text:style-name="Source_20_Text"><text:span text:style-name="T21">&gt;</text:span></text:span></text:p>
      <text:p text:style-name="P1"><text:span text:style-name="Source_20_Text"><text:span text:style-name="T19"><text:s text:c="4"/></text:span></text:span><text:span text:style-name="Source_20_Text"><text:span text:style-name="T21">&lt;</text:span></text:span><text:span text:style-name="Source_20_Text"><text:span text:style-name="T2">pais </text:span></text:span><text:span text:style-name="Source_20_Text"><text:span text:style-name="T3">tipo</text:span></text:span><text:span text:style-name="Source_20_Text"><text:span text:style-name="T21">="</text:span></text:span><text:span text:style-name="Source_20_Text"><text:span text:style-name="T6">república</text:span></text:span><text:span text:style-name="Source_20_Text"><text:span text:style-name="T21">"&gt;</text:span></text:span></text:p>
      <text:p text:style-name="P1"><text:span text:style-name="Source_20_Text"><text:span text:style-name="T19"><text:s text:c="6"/></text:span></text:span><text:span text:style-name="Source_20_Text"><text:span text:style-name="T21">&lt;</text:span></text:span><text:span text:style-name="Source_20_Text"><text:span text:style-name="T2">nombre</text:span></text:span><text:span text:style-name="Source_20_Text"><text:span text:style-name="T21">&gt;</text:span></text:span><text:span text:style-name="Source_20_Text"><text:span text:style-name="T6">Ucrania</text:span></text:span><text:span text:style-name="Source_20_Text"><text:span text:style-name="T21">&lt;/</text:span></text:span><text:span text:style-name="Source_20_Text"><text:span text:style-name="T2">nombre</text:span></text:span><text:span text:style-name="Source_20_Text"><text:span text:style-name="T21">&gt;</text:span></text:span></text:p>
      <text:p text:style-name="P1"><text:span text:style-name="Source_20_Text"><text:span text:style-name="T19"><text:s text:c="6"/></text:span></text:span><text:span text:style-name="Source_20_Text"><text:span text:style-name="T21">&lt;</text:span></text:span><text:span text:style-name="Source_20_Text"><text:span text:style-name="T2">capital</text:span></text:span><text:span text:style-name="Source_20_Text"><text:span text:style-name="T21">&gt;</text:span></text:span><text:span text:style-name="Source_20_Text"><text:span text:style-name="T6">Kiev</text:span></text:span><text:span text:style-name="Source_20_Text"><text:span text:style-name="T21">&lt;/</text:span></text:span><text:span text:style-name="Source_20_Text"><text:span text:style-name="T2">capital</text:span></text:span><text:span text:style-name="Source_20_Text"><text:span text:style-name="T21">&gt;</text:span></text:span></text:p>
      <text:p text:style-name="P1"><text:span text:style-name="Source_20_Text"><text:span text:style-name="T19"><text:s text:c="6"/></text:span></text:span><text:span text:style-name="Source_20_Text"><text:span text:style-name="T21">&lt;</text:span></text:span><text:span text:style-name="Source_20_Text"><text:span text:style-name="T2">datos </text:span></text:span><text:span text:style-name="Source_20_Text"><text:span text:style-name="T3">superficie</text:span></text:span><text:span text:style-name="Source_20_Text"><text:span text:style-name="T21">="</text:span></text:span><text:span text:style-name="Source_20_Text"><text:span text:style-name="T6">603700</text:span></text:span><text:span text:style-name="Source_20_Text"><text:span text:style-name="T21">"</text:span></text:span><text:span text:style-name="Source_20_Text"><text:span text:style-name="T2"> </text:span></text:span><text:span text:style-name="Source_20_Text"><text:span text:style-name="T3">poblacion</text:span></text:span><text:span text:style-name="Source_20_Text"><text:span text:style-name="T21">="</text:span></text:span><text:span text:style-name="Source_20_Text"><text:span text:style-name="T6">48.4</text:span></text:span><text:span text:style-name="Source_20_Text"><text:span text:style-name="T21">"</text:span></text:span><text:span text:style-name="Source_20_Text"><text:span text:style-name="T2"> </text:span></text:span><text:span text:style-name="Source_20_Text"><text:span text:style-name="T21">/&gt;</text:span></text:span></text:p>
      <text:p text:style-name="P1"><text:span text:style-name="Source_20_Text"><text:span text:style-name="T19"><text:s text:c="4"/></text:span></text:span><text:span text:style-name="Source_20_Text"><text:span text:style-name="T21">&lt;/</text:span></text:span><text:span text:style-name="Source_20_Text"><text:span text:style-name="T2">pais</text:span></text:span><text:span text:style-name="Source_20_Text"><text:span text:style-name="T21">&gt;</text:span></text:span></text:p>
      <text:p text:style-name="P1"><text:span text:style-name="Source_20_Text"><text:span text:style-name="T19"><text:s text:c="4"/></text:span></text:span><text:span text:style-name="Source_20_Text"><text:span text:style-name="T21">&lt;</text:span></text:span><text:span text:style-name="Source_20_Text"><text:span text:style-name="T2">pais </text:span></text:span><text:span text:style-name="Source_20_Text"><text:span text:style-name="T3">tipo</text:span></text:span><text:span text:style-name="Source_20_Text"><text:span text:style-name="T21">="</text:span></text:span><text:span text:style-name="Source_20_Text"><text:span text:style-name="T6">república</text:span></text:span><text:span text:style-name="Source_20_Text"><text:span text:style-name="T21">"&gt;</text:span></text:span></text:p>
      <text:p text:style-name="P1"><text:span text:style-name="Source_20_Text"><text:span text:style-name="T19"><text:s text:c="6"/></text:span></text:span><text:span text:style-name="Source_20_Text"><text:span text:style-name="T21">&lt;</text:span></text:span><text:span text:style-name="Source_20_Text"><text:span text:style-name="T2">nombre</text:span></text:span><text:span text:style-name="Source_20_Text"><text:span text:style-name="T21">&gt;</text:span></text:span><text:span text:style-name="Source_20_Text"><text:span text:style-name="T6">Francia</text:span></text:span><text:span text:style-name="Source_20_Text"><text:span text:style-name="T21">&lt;/</text:span></text:span><text:span text:style-name="Source_20_Text"><text:span text:style-name="T2">nombre</text:span></text:span><text:span text:style-name="Source_20_Text"><text:span text:style-name="T21">&gt;</text:span></text:span></text:p>
      <text:p text:style-name="P1"><text:span text:style-name="Source_20_Text"><text:span text:style-name="T19"><text:s text:c="6"/></text:span></text:span><text:span text:style-name="Source_20_Text"><text:span text:style-name="T21">&lt;</text:span></text:span><text:span text:style-name="Source_20_Text"><text:span text:style-name="T2">capital</text:span></text:span><text:span text:style-name="Source_20_Text"><text:span text:style-name="T21">&gt;</text:span></text:span><text:span text:style-name="Source_20_Text"><text:span text:style-name="T6">París</text:span></text:span><text:span text:style-name="Source_20_Text"><text:span text:style-name="T21">&lt;/</text:span></text:span><text:span text:style-name="Source_20_Text"><text:span text:style-name="T2">capital</text:span></text:span><text:span text:style-name="Source_20_Text"><text:span text:style-name="T21">&gt;</text:span></text:span></text:p>
      <text:p text:style-name="P1"><text:span text:style-name="Source_20_Text"><text:span text:style-name="T19"><text:s text:c="6"/></text:span></text:span><text:span text:style-name="Source_20_Text"><text:span text:style-name="T21">&lt;</text:span></text:span><text:span text:style-name="Source_20_Text"><text:span text:style-name="T2">datos </text:span></text:span><text:span text:style-name="Source_20_Text"><text:span text:style-name="T3">superficie</text:span></text:span><text:span text:style-name="Source_20_Text"><text:span text:style-name="T21">="</text:span></text:span><text:span text:style-name="Source_20_Text"><text:span text:style-name="T6">547030</text:span></text:span><text:span text:style-name="Source_20_Text"><text:span text:style-name="T21">"</text:span></text:span><text:span text:style-name="Source_20_Text"><text:span text:style-name="T2"> </text:span></text:span><text:span text:style-name="Source_20_Text"><text:span text:style-name="T3">poblacion</text:span></text:span><text:span text:style-name="Source_20_Text"><text:span text:style-name="T21">="</text:span></text:span><text:span text:style-name="Source_20_Text"><text:span text:style-name="T6">63.2</text:span></text:span><text:span text:style-name="Source_20_Text"><text:span text:style-name="T21">"</text:span></text:span><text:span text:style-name="Source_20_Text"><text:span text:style-name="T2"> </text:span></text:span><text:span text:style-name="Source_20_Text"><text:span text:style-name="T21">/&gt;</text:span></text:span></text:p>
      <text:p text:style-name="P1"><text:span text:style-name="Source_20_Text"><text:span text:style-name="T19"><text:s text:c="4"/></text:span></text:span><text:span text:style-name="Source_20_Text"><text:span text:style-name="T21">&lt;/</text:span></text:span><text:span text:style-name="Source_20_Text"><text:span text:style-name="T2">pais</text:span></text:span><text:span text:style-name="Source_20_Text"><text:span text:style-name="T21">&gt;</text:span></text:span></text:p>
      <text:p text:style-name="P1"><text:span text:style-name="Source_20_Text"><text:span text:style-name="T19"><text:s text:c="4"/></text:span></text:span><text:span text:style-name="Source_20_Text"><text:span text:style-name="T21">&lt;</text:span></text:span><text:span text:style-name="Source_20_Text"><text:span text:style-name="T2">pais </text:span></text:span><text:span text:style-name="Source_20_Text"><text:span text:style-name="T3">tipo</text:span></text:span><text:span text:style-name="Source_20_Text"><text:span text:style-name="T21">="</text:span></text:span><text:span text:style-name="Source_20_Text"><text:span text:style-name="T6">monarquía</text:span></text:span><text:span text:style-name="Source_20_Text"><text:span text:style-name="T21">"&gt;</text:span></text:span></text:p>
      <text:p text:style-name="P1"><text:span text:style-name="Source_20_Text"><text:span text:style-name="T19"><text:s text:c="6"/></text:span></text:span><text:span text:style-name="Source_20_Text"><text:span text:style-name="T21">&lt;</text:span></text:span><text:span text:style-name="Source_20_Text"><text:span text:style-name="T2">nombre</text:span></text:span><text:span text:style-name="Source_20_Text"><text:span text:style-name="T21">&gt;</text:span></text:span><text:span text:style-name="Source_20_Text"><text:span text:style-name="T6">España</text:span></text:span><text:span text:style-name="Source_20_Text"><text:span text:style-name="T21">&lt;/</text:span></text:span><text:span text:style-name="Source_20_Text"><text:span text:style-name="T2">nombre</text:span></text:span><text:span text:style-name="Source_20_Text"><text:span text:style-name="T21">&gt;</text:span></text:span></text:p>
      <text:p text:style-name="P1"><text:span text:style-name="Source_20_Text"><text:span text:style-name="T19"><text:s text:c="6"/></text:span></text:span><text:span text:style-name="Source_20_Text"><text:span text:style-name="T21">&lt;</text:span></text:span><text:span text:style-name="Source_20_Text"><text:span text:style-name="T2">capital</text:span></text:span><text:span text:style-name="Source_20_Text"><text:span text:style-name="T21">&gt;</text:span></text:span><text:span text:style-name="Source_20_Text"><text:span text:style-name="T6">Madrid</text:span></text:span><text:span text:style-name="Source_20_Text"><text:span text:style-name="T21">&lt;/</text:span></text:span><text:span text:style-name="Source_20_Text"><text:span text:style-name="T2">capital</text:span></text:span><text:span text:style-name="Source_20_Text"><text:span text:style-name="T21">&gt;</text:span></text:span></text:p>
      <text:p text:style-name="P1"><text:span text:style-name="Source_20_Text"><text:span text:style-name="T19"><text:s text:c="6"/></text:span></text:span><text:span text:style-name="Source_20_Text"><text:span text:style-name="T21">&lt;</text:span></text:span><text:span text:style-name="Source_20_Text"><text:span text:style-name="T2">datos </text:span></text:span><text:span text:style-name="Source_20_Text"><text:span text:style-name="T3">superficie</text:span></text:span><text:span text:style-name="Source_20_Text"><text:span text:style-name="T21">="</text:span></text:span><text:span text:style-name="Source_20_Text"><text:span text:style-name="T6">547030</text:span></text:span><text:span text:style-name="Source_20_Text"><text:span text:style-name="T21">"</text:span></text:span><text:span text:style-name="Source_20_Text"><text:span text:style-name="T2"> </text:span></text:span><text:span text:style-name="Source_20_Text"><text:span text:style-name="T3">poblacion</text:span></text:span><text:span text:style-name="Source_20_Text"><text:span text:style-name="T21">="</text:span></text:span><text:span text:style-name="Source_20_Text"><text:span text:style-name="T6">48.4</text:span></text:span><text:span text:style-name="Source_20_Text"><text:span text:style-name="T21">"</text:span></text:span><text:span text:style-name="Source_20_Text"><text:span text:style-name="T2"> </text:span></text:span><text:span text:style-name="Source_20_Text"><text:span text:style-name="T21">/&gt;</text:span></text:span></text:p>
      <text:p text:style-name="P1"><text:span text:style-name="Source_20_Text"><text:span text:style-name="T19"><text:s text:c="4"/></text:span></text:span><text:span text:style-name="Source_20_Text"><text:span text:style-name="T21">&lt;/</text:span></text:span><text:span text:style-name="Source_20_Text"><text:span text:style-name="T2">pais</text:span></text:span><text:span text:style-name="Source_20_Text"><text:span text:style-name="T21">&gt;</text:span></text:span></text:p>
      <text:p text:style-name="P1"><text:span text:style-name="Source_20_Text"><text:span text:style-name="T19"><text:s text:c="4"/></text:span></text:span><text:span text:style-name="Source_20_Text"><text:span text:style-name="T21">&lt;</text:span></text:span><text:span text:style-name="Source_20_Text"><text:span text:style-name="T2">pais </text:span></text:span><text:span text:style-name="Source_20_Text"><text:span text:style-name="T3">tipo</text:span></text:span><text:span text:style-name="Source_20_Text"><text:span text:style-name="T21">="</text:span></text:span><text:span text:style-name="Source_20_Text"><text:span text:style-name="T6">monarquía</text:span></text:span><text:span text:style-name="Source_20_Text"><text:span text:style-name="T21">"&gt;</text:span></text:span></text:p>
      <text:p text:style-name="P1"><text:span text:style-name="Source_20_Text"><text:span text:style-name="T19"><text:s text:c="6"/></text:span></text:span><text:span text:style-name="Source_20_Text"><text:span text:style-name="T21">&lt;</text:span></text:span><text:span text:style-name="Source_20_Text"><text:span text:style-name="T2">nombre</text:span></text:span><text:span text:style-name="Source_20_Text"><text:span text:style-name="T21">&gt;</text:span></text:span><text:span text:style-name="Source_20_Text"><text:span text:style-name="T6">Suecia</text:span></text:span><text:span text:style-name="Source_20_Text"><text:span text:style-name="T21">&lt;/</text:span></text:span><text:span text:style-name="Source_20_Text"><text:span text:style-name="T2">nombre</text:span></text:span><text:span text:style-name="Source_20_Text"><text:span text:style-name="T21">&gt;</text:span></text:span></text:p>
      <text:p text:style-name="P1"><text:span text:style-name="Source_20_Text"><text:span text:style-name="T19"><text:s text:c="6"/></text:span></text:span><text:span text:style-name="Source_20_Text"><text:span text:style-name="T21">&lt;</text:span></text:span><text:span text:style-name="Source_20_Text"><text:span text:style-name="T2">capital</text:span></text:span><text:span text:style-name="Source_20_Text"><text:span text:style-name="T21">&gt;</text:span></text:span><text:span text:style-name="Source_20_Text"><text:span text:style-name="T6">Estocolmo</text:span></text:span><text:span text:style-name="Source_20_Text"><text:span text:style-name="T21">&lt;/</text:span></text:span><text:span text:style-name="Source_20_Text"><text:span text:style-name="T2">capital</text:span></text:span><text:span text:style-name="Source_20_Text"><text:span text:style-name="T21">&gt;</text:span></text:span></text:p>
      <text:p text:style-name="P1"><text:span text:style-name="Source_20_Text"><text:span text:style-name="T19"><text:s text:c="6"/></text:span></text:span><text:span text:style-name="Source_20_Text"><text:span text:style-name="T21">&lt;</text:span></text:span><text:span text:style-name="Source_20_Text"><text:span text:style-name="T2">datos </text:span></text:span><text:span text:style-name="Source_20_Text"><text:span text:style-name="T3">superficie</text:span></text:span><text:span text:style-name="Source_20_Text"><text:span text:style-name="T21">="</text:span></text:span><text:span text:style-name="Source_20_Text"><text:span text:style-name="T6">449964</text:span></text:span><text:span text:style-name="Source_20_Text"><text:span text:style-name="T21">"</text:span></text:span><text:span text:style-name="Source_20_Text"><text:span text:style-name="T2"> </text:span></text:span><text:span text:style-name="Source_20_Text"><text:span text:style-name="T3">poblacion</text:span></text:span><text:span text:style-name="Source_20_Text"><text:span text:style-name="T21">="</text:span></text:span><text:span text:style-name="Source_20_Text"><text:span text:style-name="T6">9.1</text:span></text:span><text:span text:style-name="Source_20_Text"><text:span text:style-name="T21">"</text:span></text:span><text:span text:style-name="Source_20_Text"><text:span text:style-name="T2"> </text:span></text:span><text:span text:style-name="Source_20_Text"><text:span text:style-name="T21">/&gt;</text:span></text:span></text:p>
      <text:p text:style-name="P1"><text:span text:style-name="Source_20_Text"><text:span text:style-name="T19"><text:s text:c="4"/></text:span></text:span><text:span text:style-name="Source_20_Text"><text:span text:style-name="T21">&lt;/</text:span></text:span><text:span text:style-name="Source_20_Text"><text:span text:style-name="T2">pais</text:span></text:span><text:span text:style-name="Source_20_Text"><text:span text:style-name="T21">&gt;</text:span></text:span></text:p>
      <text:p text:style-name="P1"><text:span text:style-name="Source_20_Text"><text:span text:style-name="T19"><text:s text:c="4"/></text:span></text:span><text:span text:style-name="Source_20_Text"><text:span text:style-name="T21">&lt;</text:span></text:span><text:span text:style-name="Source_20_Text"><text:span text:style-name="T2">pais </text:span></text:span><text:span text:style-name="Source_20_Text"><text:span text:style-name="T3">tipo</text:span></text:span><text:span text:style-name="Source_20_Text"><text:span text:style-name="T21">="</text:span></text:span><text:span text:style-name="Source_20_Text"><text:span text:style-name="T6">república</text:span></text:span><text:span text:style-name="Source_20_Text"><text:span text:style-name="T21">"&gt;</text:span></text:span></text:p>
      <text:p text:style-name="P1"><text:span text:style-name="Source_20_Text"><text:span text:style-name="T19"><text:s text:c="6"/></text:span></text:span><text:span text:style-name="Source_20_Text"><text:span text:style-name="T21">&lt;</text:span></text:span><text:span text:style-name="Source_20_Text"><text:span text:style-name="T2">nombre</text:span></text:span><text:span text:style-name="Source_20_Text"><text:span text:style-name="T21">&gt;</text:span></text:span><text:span text:style-name="Source_20_Text"><text:span text:style-name="T6">Alemania</text:span></text:span><text:span text:style-name="Source_20_Text"><text:span text:style-name="T21">&lt;/</text:span></text:span><text:span text:style-name="Source_20_Text"><text:span text:style-name="T2">nombre</text:span></text:span><text:span text:style-name="Source_20_Text"><text:span text:style-name="T21">&gt;</text:span></text:span></text:p>
      <text:p text:style-name="P1"><text:span text:style-name="Source_20_Text"><text:span text:style-name="T19"><text:s text:c="6"/></text:span></text:span><text:span text:style-name="Source_20_Text"><text:span text:style-name="T21">&lt;</text:span></text:span><text:span text:style-name="Source_20_Text"><text:span text:style-name="T2">capital</text:span></text:span><text:span text:style-name="Source_20_Text"><text:span text:style-name="T21">&gt;</text:span></text:span><text:span text:style-name="Source_20_Text"><text:span text:style-name="T6">Berlín</text:span></text:span><text:span text:style-name="Source_20_Text"><text:span text:style-name="T21">&lt;/</text:span></text:span><text:span text:style-name="Source_20_Text"><text:span text:style-name="T2">capital</text:span></text:span><text:span text:style-name="Source_20_Text"><text:span text:style-name="T21">&gt;</text:span></text:span></text:p>
      <text:p text:style-name="P1"><text:span text:style-name="Source_20_Text"><text:span text:style-name="T19"><text:s text:c="6"/></text:span></text:span><text:span text:style-name="Source_20_Text"><text:span text:style-name="T21">&lt;</text:span></text:span><text:span text:style-name="Source_20_Text"><text:span text:style-name="T2">datos </text:span></text:span><text:span text:style-name="Source_20_Text"><text:span text:style-name="T3">superficie</text:span></text:span><text:span text:style-name="Source_20_Text"><text:span text:style-name="T21">="</text:span></text:span><text:span text:style-name="Source_20_Text"><text:span text:style-name="T6">357021</text:span></text:span><text:span text:style-name="Source_20_Text"><text:span text:style-name="T21">"</text:span></text:span><text:span text:style-name="Source_20_Text"><text:span text:style-name="T2"> </text:span></text:span><text:span text:style-name="Source_20_Text"><text:span text:style-name="T3">poblacion</text:span></text:span><text:span text:style-name="Source_20_Text"><text:span text:style-name="T21">="</text:span></text:span><text:span text:style-name="Source_20_Text"><text:span text:style-name="T6">83.3</text:span></text:span><text:span text:style-name="Source_20_Text"><text:span text:style-name="T21">"</text:span></text:span><text:span text:style-name="Source_20_Text"><text:span text:style-name="T2"> </text:span></text:span><text:span text:style-name="Source_20_Text"><text:span text:style-name="T21">/&gt;</text:span></text:span></text:p>
      <text:p text:style-name="P1"><text:span text:style-name="Source_20_Text"><text:span text:style-name="T19"><text:s text:c="4"/></text:span></text:span><text:span text:style-name="Source_20_Text"><text:span text:style-name="T21">&lt;/</text:span></text:span><text:span text:style-name="Source_20_Text"><text:span text:style-name="T2">pais</text:span></text:span><text:span text:style-name="Source_20_Text"><text:span text:style-name="T21">&gt;</text:span></text:span></text:p>
      <text:p text:style-name="P1"><text:span text:style-name="Source_20_Text"><text:span text:style-name="T19"><text:s text:c="4"/></text:span></text:span><text:span text:style-name="Source_20_Text"><text:span text:style-name="T21">&lt;</text:span></text:span><text:span text:style-name="Source_20_Text"><text:span text:style-name="T2">pais </text:span></text:span><text:span text:style-name="Source_20_Text"><text:span text:style-name="T3">tipo</text:span></text:span><text:span text:style-name="Source_20_Text"><text:span text:style-name="T21">="</text:span></text:span><text:span text:style-name="Source_20_Text"><text:span text:style-name="T6">república</text:span></text:span><text:span text:style-name="Source_20_Text"><text:span text:style-name="T21">"&gt;</text:span></text:span></text:p>
      <text:p text:style-name="P1"><text:span text:style-name="Source_20_Text"><text:span text:style-name="T19"><text:s text:c="6"/></text:span></text:span><text:span text:style-name="Source_20_Text"><text:span text:style-name="T21">&lt;</text:span></text:span><text:span text:style-name="Source_20_Text"><text:span text:style-name="T2">nombre</text:span></text:span><text:span text:style-name="Source_20_Text"><text:span text:style-name="T21">&gt;</text:span></text:span><text:span text:style-name="Source_20_Text"><text:span text:style-name="T6">Finlandia</text:span></text:span><text:span text:style-name="Source_20_Text"><text:span text:style-name="T21">&lt;/</text:span></text:span><text:span text:style-name="Source_20_Text"><text:span text:style-name="T2">nombre</text:span></text:span><text:span text:style-name="Source_20_Text"><text:span text:style-name="T21">&gt;</text:span></text:span></text:p>
      <text:p text:style-name="P1"><text:span text:style-name="Source_20_Text"><text:span text:style-name="T19"><text:s text:c="6"/></text:span></text:span><text:span text:style-name="Source_20_Text"><text:span text:style-name="T21">&lt;</text:span></text:span><text:span text:style-name="Source_20_Text"><text:span text:style-name="T2">capital</text:span></text:span><text:span text:style-name="Source_20_Text"><text:span text:style-name="T21">&gt;</text:span></text:span><text:span text:style-name="Source_20_Text"><text:span text:style-name="T6">Helsinki</text:span></text:span><text:span text:style-name="Source_20_Text"><text:span text:style-name="T21">&lt;/</text:span></text:span><text:span text:style-name="Source_20_Text"><text:span text:style-name="T2">capital</text:span></text:span><text:span text:style-name="Source_20_Text"><text:span text:style-name="T21">&gt;</text:span></text:span></text:p>
      <text:p text:style-name="P1"><text:span text:style-name="Source_20_Text"><text:span text:style-name="T19"><text:s text:c="6"/></text:span></text:span><text:span text:style-name="Source_20_Text"><text:span text:style-name="T21">&lt;</text:span></text:span><text:span text:style-name="Source_20_Text"><text:span text:style-name="T2">datos </text:span></text:span><text:span text:style-name="Source_20_Text"><text:span text:style-name="T3">superficie</text:span></text:span><text:span text:style-name="Source_20_Text"><text:span text:style-name="T21">="</text:span></text:span><text:span text:style-name="Source_20_Text"><text:span text:style-name="T6">336953</text:span></text:span><text:span text:style-name="Source_20_Text"><text:span text:style-name="T21">"</text:span></text:span><text:span text:style-name="Source_20_Text"><text:span text:style-name="T2"> </text:span></text:span><text:span text:style-name="Source_20_Text"><text:span text:style-name="T3">poblacion</text:span></text:span><text:span text:style-name="Source_20_Text"><text:span text:style-name="T21">="</text:span></text:span><text:span text:style-name="Source_20_Text"><text:span text:style-name="T6">5.2</text:span></text:span><text:span text:style-name="Source_20_Text"><text:span text:style-name="T21">"</text:span></text:span><text:span text:style-name="Source_20_Text"><text:span text:style-name="T2"> </text:span></text:span><text:span text:style-name="Source_20_Text"><text:span text:style-name="T21">/&gt;</text:span></text:span></text:p>
      <text:p text:style-name="P1"><text:span text:style-name="Source_20_Text"><text:span text:style-name="T19"><text:s text:c="4"/></text:span></text:span><text:span text:style-name="Source_20_Text"><text:span text:style-name="T21">&lt;/</text:span></text:span><text:span text:style-name="Source_20_Text"><text:span text:style-name="T2">pais</text:span></text:span><text:span text:style-name="Source_20_Text"><text:span text:style-name="T21">&gt;</text:span></text:span></text:p>
      <text:p text:style-name="P1"><text:span text:style-name="Source_20_Text"><text:span text:style-name="T19"><text:s text:c="2"/></text:span></text:span><text:span text:style-name="Source_20_Text"><text:span text:style-name="T21">&lt;/</text:span></text:span><text:span text:style-name="Source_20_Text"><text:span text:style-name="T2">paises</text:span></text:span><text:span text:style-name="Source_20_Text"><text:span text:style-name="T21">&gt;</text:span></text:span></text:p>
      <text:p text:style-name="P1"><text:span text:style-name="Source_20_Text"><text:span text:style-name="T21">&lt;/</text:span></text:span><text:span text:style-name="Source_20_Text"><text:span text:style-name="T2">geografia</text:span></text:span><text:span text:style-name="Source_20_Text"><text:span text:style-name="T21">&gt;</text:span></text:span></text:p>
      <text:p text:style-name="P3"><text:soft-page-break/><text:span text:style-name="Source_20_Text"><text:span text:style-name="T14">A) </text:span></text:span><text:span text:style-name="Source_20_Text"><text:span text:style-name="T13">E</text:span></text:span><text:span text:style-name="Source_20_Text"><text:span text:style-name="T15">scrib</text:span></text:span><text:span text:style-name="Source_20_Text"><text:span text:style-name="T16">e</text:span></text:span><text:span text:style-name="Source_20_Text"><text:span text:style-name="T15"> las expresiones XPath que devuelvan </text:span></text:span><text:span text:style-name="Strong_20_Emphasis"><text:span text:style-name="T15">exactamente</text:span></text:span><text:span text:style-name="Source_20_Text"><text:span text:style-name="T5"> </text:span></text:span><text:span text:style-name="Source_20_Text"><text:span text:style-name="T15">la respuesta indicadas.</text:span></text:span></text:p>
      <text:p text:style-name="P2"><text:span text:style-name="Source_20_Text"><text:span text:style-name="T11"/></text:span></text:p>
      <text:p text:style-name="P2"><text:span text:style-name="Source_20_Text"><text:span text:style-name="T11">1- </text:span></text:span><text:span text:style-name="Source_20_Text"><text:span text:style-name="T8">Nombre de los países de la UE.</text:span></text:span><text:span text:style-name="Source_20_Text"><text:span text:style-name="T20"> </text:span></text:span></text:p>
      <text:p text:style-name="P2"><text:span text:style-name="Source_20_Text"><text:span text:style-name="T20"/></text:span></text:p>
      <text:p text:style-name="P2"><text:span text:style-name="Source_20_Text"><text:span text:style-name="T4">2-</text:span></text:span><text:span text:style-name="Source_20_Text"><text:span text:style-name="T8">Nombre de la capital de Suecia.</text:span></text:span></text:p>
      <text:p text:style-name="P2"><text:span text:style-name="Source_20_Text"><text:span text:style-name="T8"/></text:span></text:p>
      <text:p text:style-name="P6"><text:span text:style-name="Source_20_Text"><text:span text:style-name="T9">3- </text:span></text:span><text:span text:style-name="Source_20_Text"><text:span text:style-name="T8">Nombre de los países que entraron en la Otan antes de 1980:</text:span></text:span></text:p>
      <text:p text:style-name="P6"><text:span text:style-name="Source_20_Text"><text:span text:style-name="T9">4- </text:span></text:span><text:span text:style-name="T7">Tipo de país de los países de más de 50 millones de habitantes.</text:span><text:span text:style-name="T10"> </text:span></text:p>
      <text:p text:style-name="P6"><text:span text:style-name="T10">5- </text:span><text:span text:style-name="T7">Población de las repúblicas de menos de 500000 km².</text:span></text:p>
      <text:p text:style-name="P6"><text:span text:style-name="T10">6- </text:span><text:span text:style-name="T7">Nombre de las capitales de países de la UE:</text:span></text:p>
      <text:p text:style-name="P7"><text:span text:style-name="T7">7- Nombre de los países </text:span><text:span text:style-name="T12">con monarquía.</text:span></text:p>
      <text:p text:style-name="P10">8- Tipo de la organización en la que entró Alemania en 1957.</text:p>
      <text:p text:style-name="P10"/>
      <text:p text:style-name="P11"><text:span text:style-name="T22">B) </text:span>Determina lo seleccionado por:</text:p>
      <text:p text:style-name="P8"><text:span text:style-name="T7">9- //pais[nombre="Ucrania"]</text:span><text:a xlink:type="simple" xlink:href="../../../../../../../../@tipo" text:style-name="Internet_20_link" text:visited-style-name="Visited_20_Internet_20_Link">/@tipo</text:a></text:p>
      <text:p text:style-name="P9"><text:span text:style-name="T7">10- </text:span><text:span text:style-name="T17">//pais[nombre="Ucrania"]/capital//pais[nombre="Ucrania"]</text:span><text:a xlink:type="simple" xlink:href="../../../../../../../../datos/@superficie" text:style-name="Internet_20_link" text:visited-style-name="Visited_20_Internet_20_Link">/datos/@superficie</text:a></text:p>
      <text:p text:style-name="P12">11- //pais[nombre="Francia"]/attribute::tipo</text:p>
      <text:p text:style-name="P13">12-//paises/pais[2]/following-sibling::pais/nombre</text:p>
      <text:p text:style-name="P13"/>
      <text:p text:style-name="P4"><text:span text:style-name="Source_20_Text"><text:span text:style-name="T18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consolata" svg:font-family="Inconsolata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8T17:29:04.688000000</meta:creation-date>
    <dc:date>2023-04-20T15:43:41.066000000</dc:date>
    <meta:editing-duration>PT9M3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65" meta:word-count="211" meta:character-count="2195" meta:non-whitespace-character-count="1837"/>
  </office:meta>
</office:document-meta>
</file>